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12cm" fo:text-align="end" style:justify-single-word="false"/>
    </style:style>
    <style:style style:name="P2" style:family="paragraph" style:parent-style-name="Standard">
      <style:paragraph-properties style:line-height-at-least="0.212cm" fo:text-align="justify" style:justify-single-word="false"/>
    </style:style>
    <style:style style:name="P3" style:family="paragraph" style:parent-style-name="Standard">
      <style:paragraph-properties style:line-height-at-least="0.212cm" fo:text-align="center" style:justify-single-word="false"/>
      <style:text-properties style:font-name="標楷體" fo:font-size="18pt" fo:letter-spacing="-0.021cm" style:font-name-asian="標楷體" style:font-size-asian="18pt"/>
    </style:style>
    <style:style style:name="P4" style:family="paragraph" style:parent-style-name="Standard">
      <style:paragraph-properties style:line-height-at-least="0.212cm" fo:text-align="end" style:justify-single-word="false"/>
      <style:text-properties style:font-name="標楷體" fo:font-size="8pt" fo:letter-spacing="-0.021cm" style:font-name-asian="標楷體" style:font-size-asian="8pt"/>
    </style:style>
    <style:style style:name="P5" style:family="paragraph" style:parent-style-name="Standard">
      <style:paragraph-properties style:line-height-at-least="0.141cm" fo:text-align="end" style:justify-single-word="false"/>
    </style:style>
    <style:style style:name="P6" style:family="paragraph" style:parent-style-name="Standard">
      <style:paragraph-properties style:line-height-at-least="0.212cm" fo:text-align="justify" style:justify-single-word="false"/>
      <style:text-properties fo:font-weight="bold" style:font-weight-asian="bold"/>
    </style:style>
    <style:style style:name="P7" style:family="paragraph" style:parent-style-name="Standard">
      <style:paragraph-properties fo:margin-left="0.847cm" fo:margin-right="0cm" style:line-height-at-least="0.212cm" fo:text-align="justify" style:justify-single-word="false" fo:text-indent="0cm" style:auto-text-indent="false"/>
      <style:text-properties style:font-name="標楷體" fo:letter-spacing="-0.021cm" style:font-name-asian="標楷體" style:font-name-complex="標楷體"/>
    </style:style>
    <style:style style:name="P8" style:family="paragraph" style:parent-style-name="Standard">
      <style:paragraph-properties fo:margin-left="0.847cm" fo:margin-right="0cm" style:line-height-at-least="0.212cm" fo:text-align="justify" style:justify-single-word="false" fo:text-indent="0cm" style:auto-text-indent="false"/>
      <style:text-properties style:font-name="標楷體" fo:letter-spacing="-0.021cm" style:font-name-asian="標楷體"/>
    </style:style>
    <style:style style:name="P9" style:family="paragraph" style:parent-style-name="Standard">
      <style:paragraph-properties fo:margin-left="0.847cm" fo:margin-right="0cm" style:line-height-at-least="0.212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0.847cm" fo:margin-right="0cm" style:line-height-at-least="0.212cm" fo:text-align="justify" style:justify-single-word="false" fo:text-indent="-0.847cm" style:auto-text-indent="false"/>
      <style:text-properties style:font-name="標楷體" fo:font-size="8pt" fo:letter-spacing="-0.021cm" style:font-name-asian="標楷體" style:font-size-asian="8pt" style:font-name-complex="標楷體" style:font-size-complex="8pt"/>
    </style:style>
    <style:style style:name="P11" style:family="paragraph" style:parent-style-name="Standard">
      <style:paragraph-properties fo:margin-left="0.847cm" fo:margin-right="0cm" style:line-height-at-least="0.212cm" fo:text-align="justify" style:justify-single-word="false" fo:text-indent="-0.847cm" style:auto-text-indent="false"/>
    </style:style>
    <style:style style:name="P12" style:family="paragraph" style:parent-style-name="Standard">
      <style:paragraph-properties fo:margin-left="0.75cm" fo:margin-right="0cm" style:line-height-at-least="0.212cm" fo:text-indent="0cm" style:auto-text-indent="false"/>
    </style:style>
    <style:style style:name="P13" style:family="paragraph" style:parent-style-name="Standard" style:list-style-name="WW8Num14">
      <style:paragraph-properties fo:margin-left="1.588cm" fo:margin-right="0cm" style:line-height-at-least="0.212cm" fo:text-align="justify" style:justify-single-word="false" fo:text-indent="-0.587cm" style:auto-text-indent="false"/>
    </style:style>
    <style:style style:name="P14" style:family="paragraph" style:parent-style-name="Standard" style:list-style-name="WW8Num14">
      <style:paragraph-properties fo:margin-left="1.588cm" fo:margin-right="0cm" style:line-height-at-least="0.212cm" fo:text-align="justify" style:justify-single-word="false" fo:text-indent="-0.587cm" style:auto-text-indent="false"/>
      <style:text-properties style:font-name="標楷體" fo:letter-spacing="-0.021cm" style:font-name-asian="標楷體" style:font-name-complex="標楷體"/>
    </style:style>
    <style:style style:name="P15" style:family="paragraph" style:parent-style-name="Standard" style:list-style-name="WW8Num14">
      <style:paragraph-properties fo:margin-left="1.588cm" fo:margin-right="0cm" style:line-height-at-least="0.212cm" fo:text-align="justify" style:justify-single-word="false" fo:text-indent="-0.587cm" style:auto-text-indent="false"/>
      <style:text-properties style:font-name="標楷體" style:font-name-asian="標楷體" style:font-name-complex="標楷體"/>
    </style:style>
    <style:style style:name="P16" style:family="paragraph" style:parent-style-name="Standard">
      <style:paragraph-properties fo:margin-left="1.693cm" fo:margin-right="0cm" fo:text-indent="-0.847cm" style:auto-text-indent="false"/>
    </style:style>
    <style:style style:name="P17" style:family="paragraph" style:parent-style-name="Standard">
      <style:paragraph-properties fo:margin-left="0cm" fo:margin-right="0cm" style:line-height-at-least="0.212cm" fo:text-align="justify" style:justify-single-word="false" fo:text-indent="0.847cm" style:auto-text-indent="false"/>
    </style:style>
    <style:style style:name="P18" style:family="paragraph" style:parent-style-name="Standard">
      <style:paragraph-properties fo:margin-left="1.268cm" fo:margin-right="0cm" style:line-height-at-least="0.212cm" fo:text-align="justify" style:justify-single-word="false" fo:text-indent="-1.268cm" style:auto-text-indent="false"/>
    </style:style>
    <style:style style:name="P19" style:family="paragraph" style:parent-style-name="Standard" style:master-page-name="Standard">
      <style:paragraph-properties style:line-height-at-least="0.212cm" fo:text-align="center" style:justify-single-word="false" style:page-number="auto"/>
      <style:text-properties style:font-name="標楷體" fo:font-size="18pt" fo:letter-spacing="-0.021cm" style:font-name-asian="標楷體" style:font-size-asian="18pt"/>
    </style:style>
    <style:style style:name="P20" style:family="paragraph" style:parent-style-name="Text_20_body_20_indent">
      <style:paragraph-properties fo:margin-left="0.847cm" fo:margin-right="0cm" fo:text-indent="-0.847cm" style:auto-text-indent="false"/>
    </style:style>
    <style:style style:name="T1" style:family="text">
      <style:text-properties fo:letter-spacing="-0.021cm"/>
    </style:style>
    <style:style style:name="T2" style:family="text">
      <style:text-properties style:font-name="標楷體" style:font-name-asian="標楷體"/>
    </style:style>
    <style:style style:name="T3" style:family="text">
      <style:text-properties style:font-name="標楷體" style:font-name-asian="標楷體" style:font-name-complex="標楷體"/>
    </style:style>
    <style:style style:name="T4" style:family="text">
      <style:text-properties style:font-name="標楷體" style:font-name-asian="標楷體" style:font-name-complex="標楷體"/>
    </style:style>
    <style:style style:name="T5" style:family="text">
      <style:text-properties style:font-name="標楷體" fo:font-size="8pt" fo:letter-spacing="-0.021cm" style:font-name-asian="標楷體" style:font-size-asian="8pt"/>
    </style:style>
    <style:style style:name="T6" style:family="text">
      <style:text-properties style:font-name="標楷體" fo:font-size="8pt" fo:letter-spacing="-0.021cm" style:font-name-asian="標楷體" style:font-size-asian="8pt"/>
    </style:style>
    <style:style style:name="T7" style:family="text">
      <style:text-properties style:font-name="標楷體" fo:font-size="8pt" fo:letter-spacing="-0.021cm" style:font-name-asian="標楷體" style:font-size-asian="8pt" style:font-size-complex="8pt"/>
    </style:style>
    <style:style style:name="T8" style:family="text">
      <style:text-properties style:font-name="標楷體" fo:font-size="8pt" style:font-name-asian="標楷體" style:font-size-asian="8pt" style:font-name-complex="標楷體" style:font-size-complex="8pt"/>
    </style:style>
    <style:style style:name="T9" style:family="text">
      <style:text-properties style:font-name="標楷體" fo:letter-spacing="-0.021cm" style:font-name-asian="標楷體" style:font-name-complex="標楷體"/>
    </style:style>
    <style:style style:name="T10" style:family="text">
      <style:text-properties style:font-name="標楷體" fo:letter-spacing="-0.021cm" style:font-name-asian="標楷體" style:font-name-complex="標楷體"/>
    </style:style>
    <style:style style:name="T11" style:family="text">
      <style:text-properties style:font-name="標楷體" fo:letter-spacing="-0.021cm" style:font-name-asian="標楷體"/>
    </style:style>
    <style:style style:name="T12" style:family="text">
      <style:text-properties style:font-name-complex="標楷體"/>
    </style:style>
    <style:style style:name="T13" style:family="text">
      <style:text-properties style:font-name-complex="標楷體" style:font-size-complex="12pt"/>
    </style:style>
    <style:style style:name="T14" style:family="text">
      <style:text-properties fo:color="#000000" style:font-name="標楷體" fo:letter-spacing="-0.021cm" style:font-name-asian="標楷體"/>
    </style:style>
    <style:style style:name="T15" style:family="text">
      <style:text-properties fo:color="#000000" style:font-name="標楷體" fo:letter-spacing="-0.021cm" style:font-name-asian="標楷體" style:font-name-complex="標楷體"/>
    </style:style>
    <style:style style:name="T16" style:family="text">
      <style:text-properties fo:color="#000000" style:font-name="標楷體" fo:letter-spacing="-0.021cm" style:font-name-asian="標楷體"/>
    </style:style>
    <style:style style:name="T17" style:family="text">
      <style:text-properties fo:color="#000000" style:font-name="標楷體" style:font-name-asian="標楷體" style:font-name-complex="標楷體"/>
    </style:style>
    <style:style style:name="T18" style:family="text">
      <style:text-properties fo:color="#000000" style:font-name="標楷體" style:font-name-asian="標楷體" style:font-name-complex="標楷體"/>
    </style:style>
    <style:style style:name="T19" style:family="text">
      <style:text-properties fo:color="#000000" style:font-name="標楷體" style:font-name-asian="標楷體" style:font-name-complex="Arial" style:font-size-complex="12pt"/>
    </style:style>
    <style:style style:name="T20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3">輔仁大學傑出校友遴選辦法</text:p>
      <text:p text:style-name="P1"><text:span text:style-name="T5">86.09.18</text:span><text:span text:style-name="T5">八十六學年度第一次行政會議通過</text:span></text:p>
      <text:p text:style-name="P4">88.09.16 八十八學年度第一次行政會議修正通過</text:p>
      <text:p text:style-name="P1"><text:span text:style-name="T5">90</text:span><text:span text:style-name="T5">.</text:span><text:span text:style-name="T5">05</text:span><text:span text:style-name="T5">.</text:span><text:span text:style-name="T5">10</text:span><text:span text:style-name="T5">八十九學年度第七次行政會議修正通過</text:span></text:p>
      <text:p text:style-name="P1"><text:span text:style-name="T5">9</text:span><text:span text:style-name="T5">2.11.</text:span><text:span text:style-name="T5">1</text:span><text:span text:style-name="T5">3九十二學年度第三次行政會議修正通過</text:span></text:p>
      <text:p text:style-name="P1"><text:span text:style-name="T5">93.12.09九十三學年度第四次行政會議修正通過</text:span></text:p>
      <text:p text:style-name="P5"><text:span text:style-name="T8">97.03.06九十六學年度第六次行政會議</text:span><text:span text:style-name="T5">修正通過</text:span></text:p>
      <text:p text:style-name="P5"><text:span text:style-name="T8">97.09.18九十七學年度第一次行政會議</text:span><text:span text:style-name="T5">修正通過</text:span></text:p>
      <text:p text:style-name="P5"><text:span text:style-name="T8">104.04.09一０三學年度第七次行政會議</text:span><text:span text:style-name="T5">修正通過</text:span></text:p>
      <text:p text:style-name="P10"/>
      <text:p text:style-name="P11"><text:span text:style-name="T9">第1條、本校為鼓勵並表揚具有優異成就、特殊貢獻且彰顯本校辦學精神之校友，以作為校友及在校同學之楷模，特訂定輔仁大學傑出校友遴選辦法（以下簡稱本辦法）。</text:span></text:p>
      <text:p text:style-name="P2"><text:span text:style-name="T9">第2條、傑出校友候選人資格：</text:span></text:p>
      <text:p text:style-name="P12"><text:span text:style-name="T9">凡本校之校友(含畢業、肄業及結業)，在其專業領域表現優異，或對國家、社會、母校有具體公認的貢獻，認同母校，足為楷模者，皆可被推薦為傑出校友候選人，唯任職本校之校友及校友遴選委員會之委員不得被推薦。</text:span></text:p>
      <text:p text:style-name="P2"><text:span text:style-name="T9">第3條、傑出校友獎項分類：</text:span></text:p>
      <text:list xml:id="list749526348" text:style-name="WW8Num14">
        <text:list-item>
          <text:p text:style-name="P14">學術卓越類</text:p>
        </text:list-item>
        <text:list-item>
          <text:p text:style-name="P13"><text:span text:style-name="T3">藝能體育類</text:span></text:p>
        </text:list-item>
        <text:list-item>
          <text:p text:style-name="P13"><text:span text:style-name="T3">工商菁英類</text:span></text:p>
        </text:list-item>
        <text:list-item>
          <text:p text:style-name="P13"><text:span text:style-name="T3">社會服務及彰顯天主教精神類</text:span></text:p>
        </text:list-item>
        <text:list-item>
          <text:p text:style-name="P15">本校特殊貢獻類</text:p>
        </text:list-item>
      </text:list>
      <text:p text:style-name="P2"><text:span text:style-name="T9">第4條、遴選方式：分為推薦、審查與議決三個階段進行之。</text:span></text:p>
      <text:p text:style-name="P2"><text:span text:style-name="T9">第5條、推薦方式：</text:span></text:p>
      <text:p text:style-name="P16"><text:span text:style-name="T3">1.</text:span><text:span text:style-name="T3"> <text:s/>各學院(含進修部)推</text:span><text:span text:style-name="T9">薦</text:span><text:span text:style-name="T3">：由系</text:span><text:span text:style-name="T3">(</text:span><text:span text:style-name="T3">所</text:span><text:span text:style-name="T3">)</text:span><text:span text:style-name="T3">推</text:span><text:span text:style-name="T9">薦</text:span><text:span text:style-name="T3">，經系(所)級會議、院級會議通過，各系</text:span><text:span text:style-name="T3">(</text:span><text:span text:style-name="T3">所</text:span><text:span text:style-name="T3">)</text:span><text:span text:style-name="T3">以推</text:span><text:span text:style-name="T9">薦</text:span><text:span text:style-name="T3">一名為原則。</text:span></text:p>
      <text:p text:style-name="P16"><text:span text:style-name="T3">2.</text:span><text:span text:style-name="T3"> <text:s/>校、系、所友會推</text:span><text:span text:style-name="T9">薦</text:span><text:span text:style-name="T3">：由校友總會、各地區校友會、系、所友會推</text:span><text:span text:style-name="T9">薦</text:span><text:span text:style-name="T3">，經理事會議通過，以各推</text:span><text:span text:style-name="T9">薦</text:span><text:span text:style-name="T3">一名為原則。</text:span></text:p>
      <text:p text:style-name="P17"><text:span text:style-name="T3">3.</text:span><text:span text:style-name="T3"> <text:s/></text:span><text:span text:style-name="T9">遴選委員會推薦：由遴選委員會組織成員推薦，以推薦一名為原則。</text:span></text:p>
      <text:p text:style-name="P20"><text:span text:style-name="T12">第</text:span><text:span text:style-name="T13">6</text:span><text:span text:style-name="T12">條</text:span><text:span text:style-name="T13">、推薦期限：每年自五月一日至八月十五日止，填寫傑出校友推薦表（如附件）及檢附相關資料，寄（送）公共事務室，以郵戳為憑。</text:span></text:p>
      <text:p text:style-name="P2"><text:span text:style-name="T9">第7條、遴選委員會組織：</text:span></text:p>
      <text:p text:style-name="P7">由校長擔任召集人，副校長、校牧、各院院長、主任秘書、教務長、研發長、學務長、總務長、國際教育長、進修部主任、全人教育課程中心主任、公共事務室主任、體育室主任、校史室主任、全球校友總會總會長及中華民國校友總會理事長為當然委員。</text:p>
      <text:p text:style-name="P2"><text:span text:style-name="T9">第8條、遴選會議時間：</text:span></text:p>
      <text:p text:style-name="P7">遴選委員會負責審查被推薦人之事蹟，於每年九月底前召開遴選會議，並得視情形加開會議。</text:p>
      <text:p text:style-name="P2"><text:span text:style-name="T9">第</text:span><text:span text:style-name="T11">9</text:span><text:span text:style-name="T9">條</text:span><text:span text:style-name="T11">、遴選程序：</text:span></text:p>
      <text:p text:style-name="P8">遴選委員會開會應有二分之一以上委員出席，並以出席委員三分之二(含)以上同意為決議，依據傑出校友獎項分類分別評比，候選人名單在提名及審議過程中皆不對外公開。</text:p>
      <text:p text:style-name="P2"><text:span text:style-name="T9">第</text:span><text:span text:style-name="T11">10</text:span><text:span text:style-name="T9">條</text:span><text:span text:style-name="T11">、遴選名額：</text:span></text:p>
      <text:p text:style-name="P9"><text:span text:style-name="T3">傑出校友每年定期選拔一次，</text:span><text:span text:style-name="T2">每次遴選五至十名，</text:span><text:span text:style-name="T3">但遴選委員會得斟酌該學年度特殊狀況增加若干名額或從缺。</text:span></text:p>
      <text:p text:style-name="P9"><text:span text:style-name="T3">遴選委員會召集人得就第五條之候選人增加若干當選人</text:span><text:span text:style-name="T2">，不受前項及前條之限制</text:span><text:span text:style-name="T3">。</text:span></text:p>
      <text:p text:style-name="P2"><text:span text:style-name="T15">第</text:span><text:span text:style-name="T14">11</text:span><text:span text:style-name="T15">條</text:span><text:span text:style-name="T14">、</text:span><text:span text:style-name="T14">選舉結果</text:span><text:span text:style-name="T14">：</text:span></text:p>
      <text:p text:style-name="P9"><text:span text:style-name="T17">傑出校友遴選後以遴選委員會召集人名義</text:span><text:span text:style-name="T17">通知當選人</text:span><text:span text:style-name="T17">。</text:span></text:p>
      <text:p text:style-name="P2"><text:span text:style-name="T15">第</text:span><text:span text:style-name="T14">12</text:span><text:span text:style-name="T15">條</text:span><text:span text:style-name="T14">、當選通知及放棄：</text:span></text:p>
      <text:p text:style-name="P9"><text:span text:style-name="T17">當選人</text:span><text:span text:style-name="T17">於</text:span><text:span text:style-name="T17">接獲通知後十日內，若欲放棄傑出校友資格，得以</text:span><text:span text:style-name="T17">書面聲明放棄當選</text:span><text:span text:style-name="T17">。</text:span></text:p>
      <text:p text:style-name="P18"><text:span text:style-name="T9">第13條、表揚方式：傑出校友遴選後於每年校慶期間頒發傑出校友獎座及證書，並將其傑出事蹟刊登於本校網頁及刊物，並發佈新聞廣為宣傳。</text:span></text:p>
      <text:p text:style-name="P2"><text:span text:style-name="T9">第</text:span><text:span text:style-name="T3">14</text:span><text:span text:style-name="T9">條</text:span><text:span text:style-name="T3">、凡該學年度未得選之候選人，推薦單位可於次年重新推薦參選。</text:span></text:p>
      <text:p text:style-name="Standard"><text:span text:style-name="T9">第</text:span><text:span text:style-name="T19">15</text:span><text:span text:style-name="T3">條、</text:span><text:span text:style-name="T3">本辦法經行政會議通過後，報請校長核定後公布施行。修正時亦同。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635cm" fo:orphans="0" fo:widows="0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0.635cm" fo:margin-right="0cm" style:line-height-at-least="0.212cm" fo:text-align="justify" style:justify-single-word="false" fo:text-indent="-0.635cm" style:auto-text-indent="false"/>
      <style:text-properties style:font-name="標楷體" fo:font-family="標楷體" style:font-family-generic="script" fo:letter-spacing="-0.021cm" style:font-name-asian="標楷體" style:font-family-asian="標楷體" style:font-family-generic-asian="script"/>
    </style:style>
    <style:style style:name="本文縮排_20_2" style:display-name="本文縮排 2" style:family="paragraph" style:parent-style-name="Standard" style:list-style-name="">
      <style:paragraph-properties fo:margin-left="0.794cm" fo:margin-right="0cm" style:line-height-at-least="0.212cm" fo:text-align="justify" style:justify-single-word="false" fo:text-indent="0cm" style:auto-text-indent="false"/>
      <style:text-properties style:font-name="標楷體" fo:font-family="標楷體" style:font-family-generic="script" fo:letter-spacing="-0.021cm" style:font-name-asian="標楷體" style:font-family-asian="標楷體" style:font-family-generic-asian="script"/>
    </style:style>
    <style:style style:name="本文縮排_20_3" style:display-name="本文縮排 3" style:family="paragraph" style:parent-style-name="Standard">
      <style:paragraph-properties fo:margin-left="0.847cm" fo:margin-right="0cm" style:line-height-at-least="0.212cm" fo:text-align="justify" style:justify-single-word="false" fo:text-indent="-0.847cm" style:auto-text-indent="false"/>
      <style:text-properties style:font-name="標楷體" fo:font-family="標楷體" style:font-family-generic="script" fo:letter-spacing="-0.021cm" style:font-name-asian="標楷體" style:font-family-asian="標楷體" style:font-family-generic-asian="scri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language="en" fo:country="US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>
      <style:text-properties fo:language="en" fo:country="US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預設段落字型" style:family="text"/>
    <style:style style:name="頁首_20_字元" style:display-name="頁首 字元" style:family="text" style:parent-style-name="預設段落字型"/>
    <style:style style:name="頁尾_20_字元" style:display-name="頁尾 字元" style:family="text" style:parent-style-name="預設段落字型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 text:start-value="4">
        <style:list-level-properties text:list-level-position-and-space-mode="label-alignment">
          <style:list-level-label-alignment text:label-followed-by="listtab" text:list-tab-stop-position="1.596cm" fo:text-indent="-0.75cm" fo:margin-left="2.346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17cm" fo:text-indent="-0.37cm" fo:margin-left="1.217cm"/>
        </style:list-level-properties>
      </text:list-level-style-number>
      <text:list-level-style-number text:level="2" text:style-name="WW8Num2z1" style:num-suffix="、" style:num-format="一, 二, 三, ..." text:start-value="4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、" style:num-format="一, 二, 三, ..." text:start-value="6">
        <style:list-level-properties text:list-level-position-and-space-mode="label-alignment">
          <style:list-level-label-alignment text:label-followed-by="listtab" fo:text-indent="-1.3cm" fo:margin-left="1.3cm"/>
        </style:list-level-properties>
      </text:list-level-style-number>
      <text:list-level-style-number text:level="2" text:style-name="WW8Num3z1" style:num-suffix="、" style:num-format="甲, 乙, 丙, ...">
        <style:list-level-properties text:list-level-position-and-space-mode="label-alignment">
          <style:list-level-label-alignment text:label-followed-by="listtab" text:list-tab-stop-position="0.097cm" fo:text-indent="-0.847cm" fo:margin-left="0.097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0.944cm" fo:text-indent="-0.847cm" fo:margin-left="0.94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79cm" fo:text-indent="-0.847cm" fo:margin-left="1.79cm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text:list-tab-stop-position="2.637cm" fo:text-indent="-0.847cm" fo:margin-left="2.637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.484cm" fo:text-indent="-0.847cm" fo:margin-left="3.48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4.33cm" fo:text-indent="-0.847cm" fo:margin-left="4.33cm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text:list-tab-stop-position="5.177cm" fo:text-indent="-0.847cm" fo:margin-left="5.17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6.024cm" fo:text-indent="-0.847cm" fo:margin-left="6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、" style:num-format="一, 二, 三, ..." text:start-value="6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text:style-name="WW8Num4z1" style:num-suffix="、" style:num-format="甲, 乙, 丙, ...">
        <style:list-level-properties text:list-level-position-and-space-mode="label-alignment">
          <style:list-level-label-alignment text:label-followed-by="listtab" text:list-tab-stop-position="0.097cm" fo:text-indent="-0.847cm" fo:margin-left="0.097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0.944cm" fo:text-indent="-0.847cm" fo:margin-left="0.94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9cm" fo:text-indent="-0.847cm" fo:margin-left="1.79cm"/>
        </style:list-level-properties>
      </text:list-level-style-number>
      <text:list-level-style-number text:level="5" text:style-name="WW8Num4z4" style:num-suffix="、" style:num-format="甲, 乙, 丙, ...">
        <style:list-level-properties text:list-level-position-and-space-mode="label-alignment">
          <style:list-level-label-alignment text:label-followed-by="listtab" text:list-tab-stop-position="2.637cm" fo:text-indent="-0.847cm" fo:margin-left="2.637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.484cm" fo:text-indent="-0.847cm" fo:margin-left="3.484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4.33cm" fo:text-indent="-0.847cm" fo:margin-left="4.33cm"/>
        </style:list-level-properties>
      </text:list-level-style-number>
      <text:list-level-style-number text:level="8" text:style-name="WW8Num4z7" style:num-suffix="、" style:num-format="甲, 乙, 丙, ...">
        <style:list-level-properties text:list-level-position-and-space-mode="label-alignment">
          <style:list-level-label-alignment text:label-followed-by="listtab" text:list-tab-stop-position="5.177cm" fo:text-indent="-0.847cm" fo:margin-left="5.177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6.024cm" fo:text-indent="-0.847cm" fo:margin-left="6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596cm" fo:text-indent="-0.847cm" fo:margin-left="1.596cm"/>
        </style:list-level-properties>
      </text:list-level-style-number>
      <text:list-level-style-number text:level="2" text:style-name="WW8Num5z1" style:num-suffix="、" style:num-format="一, 二, 三, ..." text:start-value="4">
        <style:list-level-properties text:list-level-position-and-space-mode="label-alignment">
          <style:list-level-label-alignment text:label-followed-by="listtab" text:list-tab-stop-position="1.596cm" fo:text-indent="-0.75cm" fo:margin-left="2.34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29cm" fo:text-indent="-0.847cm" fo:margin-left="3.29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4.136cm" fo:text-indent="-0.847cm" fo:margin-left="4.136cm"/>
        </style:list-level-properties>
      </text:list-level-style-number>
      <text:list-level-style-number text:level="5" text:style-name="WW8Num5z4" style:num-suffix="、" style:num-format="甲, 乙, 丙, ...">
        <style:list-level-properties text:list-level-position-and-space-mode="label-alignment">
          <style:list-level-label-alignment text:label-followed-by="listtab" text:list-tab-stop-position="4.983cm" fo:text-indent="-0.847cm" fo:margin-left="4.983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5.83cm" fo:text-indent="-0.847cm" fo:margin-left="5.83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6.676cm" fo:text-indent="-0.847cm" fo:margin-left="6.676cm"/>
        </style:list-level-properties>
      </text:list-level-style-number>
      <text:list-level-style-number text:level="8" text:style-name="WW8Num5z7" style:num-suffix="、" style:num-format="甲, 乙, 丙, ...">
        <style:list-level-properties text:list-level-position-and-space-mode="label-alignment">
          <style:list-level-label-alignment text:label-followed-by="listtab" text:list-tab-stop-position="7.523cm" fo:text-indent="-0.847cm" fo:margin-left="7.52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8.37cm" fo:text-indent="-0.847cm" fo:margin-left="8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、" style:num-format="一, 二, 三, ..." text:start-value="6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text:style-name="WW8Num6z1" style:num-suffix="、" style:num-format="甲, 乙, 丙, ...">
        <style:list-level-properties text:list-level-position-and-space-mode="label-alignment">
          <style:list-level-label-alignment text:label-followed-by="listtab" text:list-tab-stop-position="0.097cm" fo:text-indent="-0.847cm" fo:margin-left="0.097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944cm" fo:text-indent="-0.847cm" fo:margin-left="0.94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79cm" fo:text-indent="-0.847cm" fo:margin-left="1.79cm"/>
        </style:list-level-properties>
      </text:list-level-style-number>
      <text:list-level-style-number text:level="5" text:style-name="WW8Num6z4" style:num-suffix="、" style:num-format="甲, 乙, 丙, ...">
        <style:list-level-properties text:list-level-position-and-space-mode="label-alignment">
          <style:list-level-label-alignment text:label-followed-by="listtab" text:list-tab-stop-position="2.637cm" fo:text-indent="-0.847cm" fo:margin-left="2.637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.484cm" fo:text-indent="-0.847cm" fo:margin-left="3.484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4.33cm" fo:text-indent="-0.847cm" fo:margin-left="4.33cm"/>
        </style:list-level-properties>
      </text:list-level-style-number>
      <text:list-level-style-number text:level="8" text:style-name="WW8Num6z7" style:num-suffix="、" style:num-format="甲, 乙, 丙, ...">
        <style:list-level-properties text:list-level-position-and-space-mode="label-alignment">
          <style:list-level-label-alignment text:label-followed-by="listtab" text:list-tab-stop-position="5.177cm" fo:text-indent="-0.847cm" fo:margin-left="5.177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6.024cm" fo:text-indent="-0.847cm" fo:margin-left="6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2" text:style-name="WW8Num7z1" style:num-suffix="、" style:num-format="一, 二, 三, ..." text:start-value="4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text:style-name="WW8Num7z4" style:num-suffix="、" style:num-format="甲, 乙, 丙, ...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text:style-name="WW8Num7z7" style:num-suffix="、" style:num-format="甲, 乙, 丙, ...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37cm" fo:text-indent="-0.37cm" fo:margin-left="0.37cm"/>
        </style:list-level-properties>
      </text:list-level-style-number>
      <text:list-level-style-number text:level="2" text:style-name="WW8Num8z1" style:num-suffix="、" style:num-format="甲, 乙, 丙, ...">
        <style:list-level-properties text:list-level-position-and-space-mode="label-alignment">
          <style:list-level-label-alignment text:label-followed-by="listtab" text:list-tab-stop-position="0.476cm" fo:text-indent="-0.847cm" fo:margin-left="0.476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323cm" fo:text-indent="-0.847cm" fo:margin-left="1.323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.17cm" fo:text-indent="-0.847cm" fo:margin-left="2.17cm"/>
        </style:list-level-properties>
      </text:list-level-style-number>
      <text:list-level-style-number text:level="5" text:style-name="WW8Num8z4" style:num-suffix="、" style:num-format="甲, 乙, 丙, ...">
        <style:list-level-properties text:list-level-position-and-space-mode="label-alignment">
          <style:list-level-label-alignment text:label-followed-by="listtab" text:list-tab-stop-position="3.016cm" fo:text-indent="-0.847cm" fo:margin-left="3.016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.863cm" fo:text-indent="-0.847cm" fo:margin-left="3.863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4.71cm" fo:text-indent="-0.847cm" fo:margin-left="4.71cm"/>
        </style:list-level-properties>
      </text:list-level-style-number>
      <text:list-level-style-number text:level="8" text:style-name="WW8Num8z7" style:num-suffix="、" style:num-format="甲, 乙, 丙, ...">
        <style:list-level-properties text:list-level-position-and-space-mode="label-alignment">
          <style:list-level-label-alignment text:label-followed-by="listtab" text:list-tab-stop-position="5.556cm" fo:text-indent="-0.847cm" fo:margin-left="5.55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6.403cm" fo:text-indent="-0.847cm" fo:margin-left="6.4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、" style:num-format="一, 二, 三, ..." text:start-value="6">
        <style:list-level-properties text:list-level-position-and-space-mode="label-alignment">
          <style:list-level-label-alignment text:label-followed-by="listtab" text:list-tab-stop-position="1.596cm" fo:text-indent="-1.3cm" fo:margin-left="2.896cm"/>
        </style:list-level-properties>
      </text:list-level-style-number>
      <text:list-level-style-number text:level="2" text:style-name="WW8Num9z1" style:num-suffix="、" style:num-format="甲, 乙, 丙, ...">
        <style:list-level-properties text:list-level-position-and-space-mode="label-alignment">
          <style:list-level-label-alignment text:label-followed-by="listtab" text:list-tab-stop-position="3.29cm" fo:text-indent="-0.847cm" fo:margin-left="3.29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4.136cm" fo:text-indent="-0.847cm" fo:margin-left="4.136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4.983cm" fo:text-indent="-0.847cm" fo:margin-left="4.983cm"/>
        </style:list-level-properties>
      </text:list-level-style-number>
      <text:list-level-style-number text:level="5" text:style-name="WW8Num9z4" style:num-suffix="、" style:num-format="甲, 乙, 丙, ...">
        <style:list-level-properties text:list-level-position-and-space-mode="label-alignment">
          <style:list-level-label-alignment text:label-followed-by="listtab" text:list-tab-stop-position="5.83cm" fo:text-indent="-0.847cm" fo:margin-left="5.83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6.676cm" fo:text-indent="-0.847cm" fo:margin-left="6.676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7.523cm" fo:text-indent="-0.847cm" fo:margin-left="7.523cm"/>
        </style:list-level-properties>
      </text:list-level-style-number>
      <text:list-level-style-number text:level="8" text:style-name="WW8Num9z7" style:num-suffix="、" style:num-format="甲, 乙, 丙, ...">
        <style:list-level-properties text:list-level-position-and-space-mode="label-alignment">
          <style:list-level-label-alignment text:label-followed-by="listtab" text:list-tab-stop-position="8.37cm" fo:text-indent="-0.847cm" fo:margin-left="8.37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9.216cm" fo:text-indent="-0.847cm" fo:margin-left="9.2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、" style:num-format="一, 二, 三, ...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、" style:num-format="一, 二, 三, ..." text:start-value="6">
        <style:list-level-properties text:list-level-position-and-space-mode="label-alignment">
          <style:list-level-label-alignment text:label-followed-by="listtab" fo:text-indent="-1.3cm" fo:margin-left="1.3cm"/>
        </style:list-level-properties>
      </text:list-level-style-number>
      <text:list-level-style-number text:level="2" text:style-name="WW8Num11z1" style:num-suffix="、" style:num-format="甲, 乙, 丙, ...">
        <style:list-level-properties text:list-level-position-and-space-mode="label-alignment">
          <style:list-level-label-alignment text:label-followed-by="listtab" text:list-tab-stop-position="0.097cm" fo:text-indent="-0.847cm" fo:margin-left="0.097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0.944cm" fo:text-indent="-0.847cm" fo:margin-left="0.94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1.79cm" fo:text-indent="-0.847cm" fo:margin-left="1.79cm"/>
        </style:list-level-properties>
      </text:list-level-style-number>
      <text:list-level-style-number text:level="5" text:style-name="WW8Num11z4" style:num-suffix="、" style:num-format="甲, 乙, 丙, ...">
        <style:list-level-properties text:list-level-position-and-space-mode="label-alignment">
          <style:list-level-label-alignment text:label-followed-by="listtab" text:list-tab-stop-position="2.637cm" fo:text-indent="-0.847cm" fo:margin-left="2.637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3.484cm" fo:text-indent="-0.847cm" fo:margin-left="3.484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4.33cm" fo:text-indent="-0.847cm" fo:margin-left="4.33cm"/>
        </style:list-level-properties>
      </text:list-level-style-number>
      <text:list-level-style-number text:level="8" text:style-name="WW8Num11z7" style:num-suffix="、" style:num-format="甲, 乙, 丙, ...">
        <style:list-level-properties text:list-level-position-and-space-mode="label-alignment">
          <style:list-level-label-alignment text:label-followed-by="listtab" text:list-tab-stop-position="5.177cm" fo:text-indent="-0.847cm" fo:margin-left="5.177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6.024cm" fo:text-indent="-0.847cm" fo:margin-left="6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17cm" fo:text-indent="-0.37cm" fo:margin-left="1.217cm"/>
        </style:list-level-properties>
      </text:list-level-style-number>
      <text:list-level-style-number text:level="2" text:style-name="WW8Num12z1" style:num-suffix="、" style:num-format="一, 二, 三, ..." text:start-value="4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text:style-name="WW8Num12z4" style:num-suffix="、" style:num-format="甲, 乙, 丙, ...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text:style-name="WW8Num12z7" style:num-suffix="、" style:num-format="甲, 乙, 丙, ...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、" style:num-format="一, 二, 三, ...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WW8Num13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3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3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847cm" fo:text-indent="-0.37cm" fo:margin-left="1.588cm"/>
        </style:list-level-properties>
      </text:list-level-style-number>
      <text:list-level-style-number text:level="2" text:style-name="WW8Num14z1" style:num-suffix="、" style:num-format="甲, 乙, 丙, ...">
        <style:list-level-properties text:list-level-position-and-space-mode="label-alignment">
          <style:list-level-label-alignment text:label-followed-by="listtab" text:list-tab-stop-position="2.91cm" fo:text-indent="-0.847cm" fo:margin-left="2.91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757cm" fo:text-indent="-0.847cm" fo:margin-left="3.757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4.604cm" fo:text-indent="-0.847cm" fo:margin-left="4.604cm"/>
        </style:list-level-properties>
      </text:list-level-style-number>
      <text:list-level-style-number text:level="5" text:style-name="WW8Num14z4" style:num-suffix="、" style:num-format="甲, 乙, 丙, ...">
        <style:list-level-properties text:list-level-position-and-space-mode="label-alignment">
          <style:list-level-label-alignment text:label-followed-by="listtab" text:list-tab-stop-position="5.45cm" fo:text-indent="-0.847cm" fo:margin-left="5.4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6.297cm" fo:text-indent="-0.847cm" fo:margin-left="6.297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7.144cm" fo:text-indent="-0.847cm" fo:margin-left="7.144cm"/>
        </style:list-level-properties>
      </text:list-level-style-number>
      <text:list-level-style-number text:level="8" text:style-name="WW8Num14z7" style:num-suffix="、" style:num-format="甲, 乙, 丙, ...">
        <style:list-level-properties text:list-level-position-and-space-mode="label-alignment">
          <style:list-level-label-alignment text:label-followed-by="listtab" text:list-tab-stop-position="7.99cm" fo:text-indent="-0.847cm" fo:margin-left="7.99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8.837cm" fo:text-indent="-0.847cm" fo:margin-left="8.8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、" style:num-format="一, 二, 三, ...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WW8Num15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5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5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16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6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6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、" style:num-format="一, 二, 三, ..." text:start-value="6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text:style-name="WW8Num17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7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7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609cm" fo:text-indent="-0.847cm" fo:margin-left="1.609cm"/>
        </style:list-level-properties>
      </text:list-level-style-number>
      <text:list-level-style-number text:level="2" text:style-name="WW8Num18z1" style:num-suffix="、" style:num-format="甲, 乙, 丙, ...">
        <style:list-level-properties text:list-level-position-and-space-mode="label-alignment">
          <style:list-level-label-alignment text:label-followed-by="listtab" text:list-tab-stop-position="2.455cm" fo:text-indent="-0.847cm" fo:margin-left="2.455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302cm" fo:text-indent="-0.847cm" fo:margin-left="3.302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4.149cm" fo:text-indent="-0.847cm" fo:margin-left="4.149cm"/>
        </style:list-level-properties>
      </text:list-level-style-number>
      <text:list-level-style-number text:level="5" text:style-name="WW8Num18z4" style:num-suffix="、" style:num-format="甲, 乙, 丙, ...">
        <style:list-level-properties text:list-level-position-and-space-mode="label-alignment">
          <style:list-level-label-alignment text:label-followed-by="listtab" text:list-tab-stop-position="4.995cm" fo:text-indent="-0.847cm" fo:margin-left="4.99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5.842cm" fo:text-indent="-0.847cm" fo:margin-left="5.84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6.689cm" fo:text-indent="-0.847cm" fo:margin-left="6.689cm"/>
        </style:list-level-properties>
      </text:list-level-style-number>
      <text:list-level-style-number text:level="8" text:style-name="WW8Num18z7" style:num-suffix="、" style:num-format="甲, 乙, 丙, ...">
        <style:list-level-properties text:list-level-position-and-space-mode="label-alignment">
          <style:list-level-label-alignment text:label-followed-by="listtab" text:list-tab-stop-position="7.535cm" fo:text-indent="-0.847cm" fo:margin-left="7.535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8.382cm" fo:text-indent="-0.847cm" fo:margin-left="8.3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.501cm" fo:margin-left="1cm" fo:margin-right="1cm" style:writing-mode="lr-tb" style:layout-grid-color="#c0c0c0" style:layout-grid-lines="4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輔仁大學傑出校友遴選辦法草案</dc:title>
    <meta:initial-creator>ok</meta:initial-creator>
    <meta:creation-date>2015-05-19T22:19:00</meta:creation-date>
    <dc:creator>pungwen chen</dc:creator>
    <dc:date>2015-05-19T22:19:00</dc:date>
    <meta:print-date>2012-09-03T15:48:00</meta:print-date>
    <meta:editing-cycles>2</meta:editing-cycles>
    <meta:document-statistic meta:table-count="0" meta:image-count="0" meta:object-count="0" meta:page-count="1" meta:paragraph-count="40" meta:word-count="1189" meta:character-count="1267" meta:non-whitespace-character-count="1260"/>
    <meta:generator>LibreOffice/5.3.7.2$Windows_X86_64 LibreOffice_project/6b8ed514a9f8b44d37a1b96673cbbdd077e24059</meta:generator>
  </office:meta>
</office:document-meta>
</file>